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StringStyle.isDefaultFull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Summary( StringBuffer buffer , String field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StringStyle.append( StringBuffer buffer , String field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StringStyle.appendSummary( StringBuffer buffer , String fieldName , char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ContentStart( String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Detail( StringBuffer buffer , String fieldName ,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isUseField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( StringBuffer buffer , String fieldName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StringStyle.getFieldNameValue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setFieldSeparatorAtEnd( boolean fieldSeparatorAt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( StringBuffer buffer , String fieldName , char [ ] array , Boolean fullDet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oStringStyle.setContentEnd( String content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Style.appendDetail( StringBuffer buffer , String fieldName , float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StringStyle.isArrayContent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setUseFieldNames( boolean useField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( StringBuffer buffer , String fieldName ,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StringStyle.appendDetail( StringBuffer buffer , String field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Summary( StringBuffer buffer , String fieldName , in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( StringBuffer buffer , String fieldName , Object value , Boolean fullDet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StringStyle.appendContentEnd( String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Internal( StringBuffer buffer , String fieldName , Object value , boolean detail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4">
            <text:p text:style-name="Table_20_Contents">4</text:p>
          </table:table-cell>
          <table:table-cell office:value-type="float" office:value="85">
            <text:p text:style-name="Table_20_Contents">85</text:p>
          </table:table-cell>
        </table:table-row>
        <table:table-row>
          <table:table-cell office:value-type="string">
            <text:p text:style-name="Table_20_Contents">ShortPrefixToStringStyle.ShortPrefixToString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ToStringStyle.DefaultToString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( StringBuffer buffer , String fieldName ,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StringStyle.appendSummary( StringBuffer buffer , String fieldName , Objec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Detail( StringBuffer buffer , String fieldName ,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getSizeStar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ClassName( StringBuffer buffer , Objec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StringStyle.appendIdentityHashCode( StringBuffer buffer ,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StringStyle.append( StringBuffer buffer , String fieldName , long [ ] array , Boolean fullDet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oStringStyle.setDefaultFullDetail( boolean defaultFull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unregister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SummarySize( StringBuffer buffer , String fieldName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StringStyle.getArray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getField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setArrayContentDetail( boolean arrayContent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Summary( StringBuffer buffer , String fieldName , double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ieldNameToStringStyle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( StringBuffer buffer , String fieldName ,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StringStyle.append( StringBuffer buffer , String fieldName , double [ ] array , Boolean fullDet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oStringStyle.appendFieldStart( StringBuffer buffer , String fiel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Style.append( StringBuffer buffer , String fieldName , cha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StringStyle.appendDetail( StringBuffer buffer , String fieldName , byte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StringStyle.getArray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getSizeEnd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Summary( StringBuffer buffer , String fieldName , shor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oStringStyle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Detail( StringBuffer buffer , String fieldName , short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StringStyle.getSummaryObjectEnd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removeLastFieldSeparator( StringBuffer buff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oStringStyle.setSizeEndText( String sizeEnd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Style.append( StringBuffer buffer , String fieldName ,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StringStyle.append( StringBuffer buffer , String fieldName , boolean [ ] array , Boolean fullDet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oStringStyle.append( StringBuffer buffer , String fieldName , float [ ] array , Boolean fullDet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oStringStyle.getNull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register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StringStyle.setSizeStartText( String sizeStart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Style.getArray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setFieldNameValueSeparator( String fieldNameValueSe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Style.setShortClassName( boolean short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Super( StringBuffer buffer , String superTo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setArrayEnd( String array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Style.setSummaryObjectStartText( String summaryObjectStart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Style.appendDetail( StringBuffer buffer , String fieldName , double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LineToStringStyle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setUseClassName( boolean use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setContentStart( String contentSt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Style.appendDetail( StringBuffer buffer , String field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isFieldSeparatorA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LineToStringStyle.MultiLineToString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StringStyle.appendToString( StringBuffer buffer , String toStr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oStringStyle.ToString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oStringStyle.SimpleToString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StringStyle.setUseShortClassName( boolean useShort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setArrayStart( String arraySt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Style.setFieldSeparatorAtStart( boolean fieldSeparatorAt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Detail( StringBuffer buffer , String fieldName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Detail( StringBuffer buffer , String fieldName ,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PrefixToStringStyle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Detail( StringBuffer buffer , String fieldName , cha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FieldEnd( StringBuffer buffer ,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Detail( StringBuffer buffer , String fieldName , boolean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FieldNameToStringStyle.NoFieldNameToString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StringStyle.appendStart( StringBuffer buffer ,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StringStyle.appendCyclicObject( StringBuffer buffer , String field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Detail( StringBuffer buffer , String fieldName ,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getConten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Detail( StringBuffer buffer , String fieldName , long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StringStyle.append( StringBuffer buffer , String fieldName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StringStyle.appendSummary( StringBuffer buffer , String fieldName , byte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End( StringBuffer buffer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StringStyle.isUseIdentity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setFieldSeparator( String fieldSe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Style.setSummaryObjectEndText( String summaryObjectEnd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Style.setArraySeparator( String arraySe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Style.ge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Detail( StringBuffer buffer , String fieldName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isUseShor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setUseIdentityHashCode( boolean useIdentity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Detail( StringBuffer buffer , String fieldName , char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StringStyle.getSummaryObjectStar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isFullDetail( Boolean fullDetail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Style.isFieldSeparatorA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( StringBuffer buffer , String fieldName , short [ ] array , Boolean fullDet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oStringStyle.isShor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isUse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oStringStyle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Detail( StringBuffer buffer , String fieldName , int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StringStyle.getConten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reflectionAppendArrayDetail( StringBuffer buffer , String fieldName , Object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oStringStyle.isRegistered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( StringBuffer buffer , String fieldName , int [ ] array , Boolean fullDet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oStringStyle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getShortClassName( Class c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Summary( StringBuffer buffer , String fieldName , floa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( StringBuffer buffer , String fieldName , byte [ ] array , Boolean fullDet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oStringStyle.appendDetail( StringBuffer buffer , String fieldName , Object [ ] arra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oStringStyle.appendSummary( StringBuffer buffer , String fieldName , boolean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Detail( StringBuffer buffer , String fieldName ,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setNullText( String null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Style.appendDetail( StringBuffer buffer , String fieldName ,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NullText( StringBuffer buffer ,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Summary( StringBuffer buffer , String fieldName , long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FieldSeparator( String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Style.append( StringBuffer buffer , String fieldName , Object [ ] array , Boolean fullDet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